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officeooo:rsid="00078413" officeooo:paragraph-rsid="00078413" style:font-size-asian="14pt" style:font-size-complex="14pt"/>
    </style:style>
    <style:style style:name="P2" style:family="paragraph" style:parent-style-name="Standard">
      <style:paragraph-properties fo:line-height="100%" fo:text-align="start" style:justify-single-word="false"/>
      <style:text-properties fo:color="#000000" loext:opacity="100%" style:font-name="Liberation Serif1" fo:font-size="14pt" fo:language="en" fo:country="US" fo:font-weight="normal" officeooo:rsid="00078413" officeooo:paragraph-rsid="0009bbdb" fo:background-color="transparent" style:font-name-asian="Liberation Serif1" style:font-size-asian="14pt" style:font-name-complex="Liberation Serif1" style:font-size-complex="14pt"/>
    </style:style>
    <style:style style:name="P3" style:family="paragraph" style:parent-style-name="Standard">
      <style:paragraph-properties fo:line-height="100%" fo:text-align="start" style:justify-single-word="false"/>
      <style:text-properties fo:color="#000000" loext:opacity="100%" style:font-name="Liberation Serif1" fo:font-size="14pt" fo:font-weight="normal" officeooo:paragraph-rsid="0009bbdb" fo:background-color="transparent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OUND <text:s/>2014 I was studying philosophy in the UCM and I was starting a new course. This year the UCM started to offer studies with a double degree in law and philosophy so in my faculty there were more people.</text:p>
      <text:p text:style-name="P3">I searched my class and I sat against the wall at the end.</text:p>
      <text:p text:style-name="P3">THE TEACHER STARTED THE CLASS AND I WAS TAKING NOTES. As time went by I thought THE class of Epistemology WAS very stranger.</text:p>
      <text:p text:style-name="P3">After 30 minutes the teacher said what THE class was ABOUT the Roman LawS. I was wrong ABOUT THE classroom but I was embarrased TO gOt out the classroom.</text:p>
      <text:p text:style-name="P3">IF I NEED TO GOT OUT OF THE CLASS IT WAS NECESSARY TO ASK SIX OF MY SCHOOLMATES TO GET UP FROM THEIR CHAIRS TO LET ME LEAVE, SO IT WAS A DIFFICULT SITUATION.</text:p>
      <text:p text:style-name="P2">SO FINALLY WHEN I WAS SPENDING MY TIME IN three hours of the Roman Law and I was losing two classES of Apistemolog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6T00:42:29.335000000</dc:date>
    <meta:editing-duration>PT39M11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6" meta:word-count="162" meta:character-count="818" meta:non-whitespace-character-count="661"/>
  </office:meta>
</office:document-meta>
</file>